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5.0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 style:data-style-name="N2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666666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UP1</text:p>
          </table:table-cell>
          <table:table-cell table:style-name="ce1" office:value-type="string" calcext:value-type="string">
            <text:p>UP 2</text:p>
          </table:table-cell>
          <table:table-cell table:style-name="ce1" office:value-type="string" calcext:value-type="string">
            <text:p>Margem Contribuição</text:p>
          </table:table-cell>
          <table:table-cell table:style-name="ce14" office:value-type="string" calcext:value-type="string">
            <text:p>Limite de Produção (Turno)</text:p>
          </table:table-cell>
        </table:table-row>
        <table:table-row table:style-name="ro1">
          <table:table-cell office:value-type="string" calcext:value-type="string">
            <text:p>Combustível X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7.5" calcext:value-type="float">
            <text:p>7,50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mbustível 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4.5" calcext:value-type="float">
            <text:p>4,50</text:p>
          </table:table-cell>
          <table:table-cell table:style-name="ce6" office:value-type="string" calcext:value-type="string">
            <text:p>Ilimitado</text:p>
          </table:table-cell>
        </table:table-row>
        <table:table-row table:style-name="ro1">
          <table:table-cell office:value-type="string" calcext:value-type="string">
            <text:p>Disponibilidade máxima (min)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/>
        </table:table-row>
        <table:table-row table:style-name="ro1">
          <table:table-cell table:style-name="ce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unção Objetivo</text:p>
          </table:table-cell>
          <table:table-cell table:style-name="ce7" office:value-type="string" calcext:value-type="string" table:number-columns-spanned="4" table:number-rows-spanned="1">
            <text:p><text:s text:c="3"/>maximizar margem de contribuição (L) = 7,50 * X + 4,5 * Y</text:p>
          </table:table-cell>
          <table:covered-table-cell table:number-columns-repeated="2" table:style-name="ce7"/>
          <table:covered-table-cell table:style-name="ce16"/>
        </table:table-row>
        <table:table-row table:style-name="ro1">
          <table:table-cell office:value-type="string" calcext:value-type="string">
            <text:p>Restrições</text:p>
          </table:table-cell>
          <table:table-cell table:style-name="ce8" table:number-columns-spanned="4" table:number-rows-spanned="1"/>
          <table:covered-table-cell table:number-columns-repeated="2" table:style-name="ce7"/>
          <table:covered-table-cell table:style-name="ce16"/>
        </table:table-row>
        <table:table-row table:style-name="ro1">
          <table:table-cell table:style-name="ce3" office:value-type="string" calcext:value-type="string">
            <text:p>disponibilidade UP1</text:p>
          </table:table-cell>
          <table:table-cell table:style-name="ce8" office:value-type="string" calcext:value-type="string" table:number-columns-spanned="4" table:number-rows-spanned="1">
            <text:p><text:s text:c="3"/>8 * X + 6 * Y &lt;= 480</text:p>
          </table:table-cell>
          <table:covered-table-cell table:number-columns-repeated="2" table:style-name="ce7"/>
          <table:covered-table-cell table:style-name="ce16"/>
        </table:table-row>
        <table:table-row table:style-name="ro1">
          <table:table-cell table:style-name="ce3" office:value-type="string" calcext:value-type="string">
            <text:p>disponibilidade UP2</text:p>
          </table:table-cell>
          <table:table-cell table:style-name="ce8" office:value-type="string" calcext:value-type="string" table:number-columns-spanned="4" table:number-rows-spanned="1">
            <text:p><text:s text:c="3"/>4 * X + 2 * Y &lt;= 200</text:p>
          </table:table-cell>
          <table:covered-table-cell table:number-columns-repeated="2" table:style-name="ce7"/>
          <table:covered-table-cell table:style-name="ce16"/>
        </table:table-row>
        <table:table-row table:style-name="ro1">
          <table:table-cell table:style-name="ce3" office:value-type="string" calcext:value-type="string">
            <text:p>não negatividade</text:p>
          </table:table-cell>
          <table:table-cell table:style-name="ce8" office:value-type="string" calcext:value-type="string" table:number-columns-spanned="4" table:number-rows-spanned="1">
            <text:p><text:s text:c="3"/>X, Y &gt;= 0</text:p>
          </table:table-cell>
          <table:covered-table-cell table:number-columns-repeated="2" table:style-name="ce7"/>
          <table:covered-table-cell table:style-name="ce16"/>
        </table:table-row>
        <table:table-row table:style-name="ro1">
          <table:table-cell table:style-name="ce3" office:value-type="string" calcext:value-type="string">
            <text:p>Limite de Produção (Turno)</text:p>
          </table:table-cell>
          <table:table-cell table:style-name="ce8" office:value-type="string" calcext:value-type="string" table:number-columns-spanned="4" table:number-rows-spanned="1">
            <text:p><text:s text:c="3"/>X &lt;= 40</text:p>
          </table:table-cell>
          <table:covered-table-cell table:number-columns-repeated="2" table:style-name="ce7"/>
          <table:covered-table-cell table:style-name="ce16"/>
        </table:table-row>
        <table:table-row table:style-name="ro1">
          <table:table-cell table:style-name="ce2"/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Método Solver</text:p>
          </table:table-cell>
          <table:covered-table-cell table:number-columns-repeated="3" table:style-name="ce9"/>
          <table:table-cell/>
        </table:table-row>
        <table:table-row table:style-name="ro1">
          <table:table-cell office:value-type="string" calcext:value-type="string">
            <text:p>Variáveis de decisã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1" office:value-type="float" office:value="30.0000000016007" calcext:value-type="float">
            <text:p>30,0000000016007</text:p>
          </table:table-cell>
          <table:table-cell table:style-name="ce11" office:value-type="float" office:value="39.9999999960729" calcext:value-type="float">
            <text:p>39,9999999960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</text:p>
          </table:table-cell>
          <table:table-cell table:style-name="ce12" table:formula="of:=[.D3]*[.B16]+[.D4]*[.C16]" office:value-type="float" office:value="404.999999994333" calcext:value-type="float">
            <text:p>404,99999999433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striçõ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isponibilidade UP1</text:p>
          </table:table-cell>
          <table:table-cell table:formula="of:=[.B3]*[.B16]+[.B4]*[.C16]" office:value-type="float" office:value="479.999999989243" calcext:value-type="float">
            <text:p>479,999999989243</text:p>
          </table:table-cell>
          <table:table-cell office:value-type="string" calcext:value-type="string">
            <text:p>&lt;=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table:style-name="ce3" office:value-type="string" calcext:value-type="string">
            <text:p>disponibilidade UP2</text:p>
          </table:table-cell>
          <table:table-cell table:formula="of:=[.C3]*[.B16]+[.C4]*[.C16]" office:value-type="float" office:value="199.999999998549" calcext:value-type="float">
            <text:p>199,999999998549</text:p>
          </table:table-cell>
          <table:table-cell office:value-type="string" calcext:value-type="string">
            <text:p>&lt;=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3" office:value-type="string" calcext:value-type="string">
            <text:p>Limite de Produção (Turno)</text:p>
          </table:table-cell>
          <table:table-cell table:formula="of:=[.B16]" office:value-type="float" office:value="30.0000000016007" calcext:value-type="float">
            <text:p>30,0000000016007</text:p>
          </table:table-cell>
          <table:table-cell office:value-type="string" calcext:value-type="string">
            <text:p>&lt;=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2:17:34.510000000</meta:creation-date>
    <meta:generator>LibreOffice/7.4.3.2$Windows_X86_64 LibreOffice_project/1048a8393ae2eeec98dff31b5c133c5f1d08b890</meta:generator>
    <dc:date>2023-04-12T18:14:15.521000000</dc:date>
    <meta:editing-duration>PT5H57M42S</meta:editing-duration>
    <meta:editing-cycles>6</meta:editing-cycles>
    <meta:document-statistic meta:table-count="1" meta:cell-count="49" meta:object-count="0"/>
  </office:meta>
</office:document-meta>
</file>